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8.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outline1">
      <style:graphic-properties draw:fit-to-size="false" fo:min-height="11.929cm"/>
    </style:style>
    <style:style style:name="pr8" style:family="presentation" style:parent-style-name="Default-outline1">
      <style:graphic-properties fo:min-height="11.93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20pt"/>
    </style:style>
    <style:style style:name="P3" style:family="paragraph">
      <style:text-properties fo:color="#0047ff" fo:font-size="72pt" style:font-size-asian="72pt" style:font-size-complex="72pt"/>
    </style:style>
    <style:style style:name="P4" style:family="paragraph">
      <style:paragraph-properties>
        <style:tab-stops/>
      </style:paragraph-properties>
    </style:style>
    <style:style style:name="T1" style:family="text">
      <style:text-properties fo:color="#0047ff" fo:font-size="54pt" style:font-size-asian="54pt" style:font-size-complex="5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color="#999999" fo:font-size="54pt" style:font-size-asian="54pt" style:font-size-complex="5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Courier 10 Pitch'" style:font-pitch="fixed" fo:font-style="italic" style:font-style-asian="italic" style:font-style-complex="italic"/>
    </style:style>
    <style:style style:name="T6" style:family="text">
      <style:text-properties fo:color="#0047ff" fo:font-style="itali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666666"/>
    </style:style>
    <style:style style:name="T9" style:family="text">
      <style:text-properties fo:color="#666666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999999" fo:font-style="italic" style:font-style-asian="italic" style:font-style-complex="italic"/>
    </style:style>
    <style:style style:name="T11" style:family="text">
      <style:text-properties fo:color="#999999" fo:font-family="'Courier 10 Pitch'" style:font-pitch="fixed" fo:font-style="italic" style:font-style-asian="italic" style:font-style-complex="italic"/>
    </style:style>
    <style:style style:name="T12" style:family="text">
      <style:text-properties fo:color="#999999"/>
    </style:style>
    <style:style style:name="T13" style:family="text">
      <style:text-properties fo:color="#999999" style:text-underline-style="solid" style:text-underline-width="auto" style:text-underline-color="font-color"/>
    </style:style>
    <style:style style:name="T14" style:family="text">
      <style:text-properties fo:color="#999999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999999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color="#0047ff"/>
    </style:style>
    <style:style style:name="T18" style:family="text">
      <style:text-properties fo:font-family="'Courier 10 Pitch'" style:font-pitch="fixed"/>
    </style:style>
    <style:style style:name="T19" style:family="text">
      <style:text-properties fo:font-family="'Courier 10 Pitch'" style:font-pitch="fixed" fo:font-weight="bold" style:font-weight-asian="bold" style:font-weight-complex="bold"/>
    </style:style>
    <style:style style:name="T20" style:family="text">
      <style:text-properties fo:font-family="'Courier New'" style:font-family-generic="modern" style:font-pitch="fixed"/>
    </style:style>
    <style:style style:name="T21" style:family="text">
      <style:text-properties fo:color="#999999" fo:font-family="'Courier 10 Pitch'" style:font-pitch="fixed"/>
    </style:style>
    <style:style style:name="T22" style:family="text">
      <style:text-properties fo:color="#999999" fo:font-family="'Courier 10 Pitch'" style:font-pitch="fixed" fo:font-weight="bold" style:font-weight-asian="bold" style:font-weight-complex="bold"/>
    </style:style>
    <style:style style:name="T23" style:family="text">
      <style:text-properties fo:color="#000000"/>
    </style:style>
    <style:style style:name="T24" style:family="text">
      <style:text-properties fo:color="#355e00"/>
    </style:style>
    <style:style style:name="T25" style:family="text">
      <style:text-properties fo:color="#c5000b" fo:font-style="italic" style:text-underline-style="solid" style:text-underline-width="auto" style:text-underline-color="font-color" style:font-style-asian="italic" style:font-style-complex="italic"/>
    </style:style>
    <style:style style:name="T26" style:family="text">
      <style:text-properties fo:color="#c5000b"/>
    </style:style>
    <style:style style:name="T27" style:family="text">
      <style:text-properties fo:color="#355e00" fo:font-style="italic" style:text-underline-style="solid" style:text-underline-width="auto" style:text-underline-color="font-color" style:font-style-asian="italic" style:font-style-complex="italic"/>
    </style:style>
    <style:style style:name="T28" style:family="text">
      <style:text-properties fo:color="#0047ff" fo:font-family="'Courier 10 Pitch'" style:font-pitch="fixed"/>
    </style:style>
    <style:style style:name="T29" style:family="text">
      <style:text-properties fo:color="#000000" fo:font-family="'Courier New'" style:font-family-generic="modern" style:font-pitch="fixed"/>
    </style:style>
    <style:style style:name="T30" style:family="text">
      <style:text-properties fo:color="#4c4c4c" fo:font-style="italic" style:font-style-asian="italic" style:font-style-complex="italic"/>
    </style:style>
    <style:style style:name="T31" style:family="text">
      <style:text-properties fo:font-family="'Courier 10 Pitch'" style:font-pitch="fixed" fo:font-size="48pt" style:font-size-asian="48pt" style:font-size-complex="48pt"/>
    </style:style>
    <style:style style:name="T32" style:family="text">
      <style:text-properties fo:color="#355e00" fo:font-family="'Courier 10 Pitch'" style:font-pitch="fixed" fo:font-size="48pt" style:font-size-asian="48pt" style:font-size-complex="48pt"/>
    </style:style>
    <style:style style:name="T33" style:family="text">
      <style:text-properties fo:color="#c5000b" fo:font-family="'Courier 10 Pitch'" style:font-pitch="fixed" fo:font-size="48pt" style:font-size-asian="48pt" style:font-size-complex="48pt"/>
    </style:style>
    <style:style style:name="T34" style:family="text">
      <style:text-properties fo:color="#c5000b" fo:font-family="'Courier 10 Pitch'" style:font-pitch="fixed" fo:font-size="48pt" fo:font-weight="bold" style:font-size-asian="48pt" style:font-weight-asian="bold" style:font-size-complex="48pt" style:font-weight-complex="bold"/>
    </style:style>
    <style:style style:name="T35" style:family="text">
      <style:text-properties fo:color="#355e00" fo:font-family="'Courier 10 Pitch'" style:font-pitch="fixed" fo:font-size="48pt" fo:font-weight="normal" style:font-size-asian="48pt" style:font-weight-asian="normal" style:font-size-complex="48pt" style:font-weight-complex="normal"/>
    </style:style>
    <style:style style:name="T36" style:family="text">
      <style:text-properties fo:font-family="'Courier 10 Pitch'" style:font-pitch="fixed" fo:font-size="48pt" fo:font-weight="bold" style:font-size-asian="48pt" style:font-weight-asian="bold" style:font-size-complex="48pt" style:font-weight-complex="bold"/>
    </style:style>
    <style:style style:name="T37" style:family="text">
      <style:text-properties fo:color="#0047ff" fo:font-size="72pt" style:font-size-asian="72pt" style:font-size-complex="72pt"/>
    </style:style>
    <style:style style:name="T38" style:family="text">
      <style:text-properties fo:color="#000000" fo:font-style="italic" style:font-style-asian="italic" style:font-style-complex="italic"/>
    </style:style>
    <style:style style:name="T39" style:family="text">
      <style:text-properties fo:color="#355e00" fo:font-family="Arial" style:font-family-generic="swiss" style:font-pitch="variable" fo:font-size="32pt" style:font-size-asian="32pt" style:font-size-complex="32pt"/>
    </style:style>
    <style:style style:name="T40" style:family="text">
      <style:text-properties fo:font-family="Arial" style:font-family-generic="swiss" style:font-pitch="variable" fo:font-size="32pt" style:font-size-asian="32pt" style:font-size-complex="32pt"/>
    </style:style>
    <style:style style:name="T41" style:family="text">
      <style:text-properties fo:color="#c5000b" fo:font-family="Arial" style:font-family-generic="swiss" style:font-pitch="variable" fo:font-size="32pt" style:font-size-asian="32pt" style:font-size-complex="32pt"/>
    </style:style>
    <style:style style:name="T42" style:family="text">
      <style:text-properties fo:font-family="'Courier 10 Pitch'" style:font-pitch="fixed" fo:font-size="28pt" style:font-size-asian="28pt" style:font-size-complex="28pt"/>
    </style:style>
    <style:style style:name="T43" style:family="text">
      <style:text-properties fo:font-family="'Courier 10 Pitch'" style:font-pitch="fixed" fo:font-size="14pt" style:font-size-asian="14pt" style:font-size-complex="14pt"/>
    </style:style>
    <style:style style:name="T44" style:family="text">
      <style:text-properties fo:color="#355e00" fo:font-family="'Courier 10 Pitch'" style:font-pitch="fixed" fo:font-size="28pt" style:font-size-asian="28pt" style:font-size-complex="28pt"/>
    </style:style>
    <style:style style:name="T45" style:family="text">
      <style:text-properties fo:color="#c5000b" fo:font-family="'Courier 10 Pitch'" style:font-pitch="fixed" fo:font-size="28pt" style:font-size-asian="28pt" style:font-size-complex="28pt"/>
    </style:style>
    <style:style style:name="T4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7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48" style:family="text">
      <style:text-properties fo:color="#0047ff" fo:font-family="'Courier New'" style:font-family-generic="modern" style:font-pitch="fixed" fo:font-weight="bold" style:font-weight-asian="bold" style:font-weight-complex="bold"/>
    </style:style>
    <style:style style:name="T49" style:family="text">
      <style:text-properties fo:font-family="'Courier 10 Pitch'" style:font-pitch="fixed"/>
    </style:style>
    <style:style style:name="T5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7.8cm" svg:height="8.6cm" svg:x="0.2cm" svg:y="6.2cm" presentation:class="title" presentation:user-transformed="true">
          <draw:text-box>
            <text:p><text:span text:style-name="T1">Go 1.6</text:span><text:span text:style-name="T2"> </text:span><text:span text:style-name="T3">Vendor Third</text:span><text:span text:style-name="T2"> </text:span><text:span text:style-name="T1">Party</text:span><text:span text:style-name="T2"> </text:span><text:span text:style-name="T3">Packag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4.639cm" svg:height="15.686cm" svg:x="1.4cm" svg:y="4.914cm" presentation:class="outline" presentation:user-transformed="true">
          <draw:text-box>
            <text:list text:style-name="L2">
              <text:list-item>
                <text:p><text:span text:style-name="T4">go </text:span><text:span text:style-name="T5">import “pkg”</text:span><text:span text:style-name="T4"> is </text:span><text:span text:style-name="T6">mono-revision</text:span></text:p>
                <text:list>
                  <text:list-item>
                    <text:p>no notion of package version</text:p>
                  </text:list-item>
                </text:list>
              </text:list-item>
              <text:list-item>
                <text:p>encouraged <text:span text:style-name="T7">workflow</text:span> is “<text:span text:style-name="T6">mono-repository</text:span>”</text:p>
                <text:list>
                  <text:list-item>
                    <text:p><text:span text:style-name="T8">copy 3rd party dependencies into local repo</text:span></text:p>
                  </text:list-item>
                  <text:list-item>
                    <text:p><text:span text:style-name="T9">reproducible buil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4.639cm" svg:height="15.686cm" svg:x="1.4cm" svg:y="4.914cm" presentation:class="outline" presentation:user-transformed="true">
          <draw:text-box>
            <text:list text:style-name="L2">
              <text:list-item>
                <text:p><text:span text:style-name="T10">go </text:span><text:span text:style-name="T11">import “pkg”</text:span><text:span text:style-name="T10"> is mono-revision</text:span></text:p>
                <text:list>
                  <text:list-item>
                    <text:p><text:span text:style-name="T12">no notion of package version</text:span></text:p>
                  </text:list-item>
                </text:list>
              </text:list-item>
              <text:list-item>
                <text:p><text:span text:style-name="T12">encouraged </text:span><text:span text:style-name="T13">workflow</text:span><text:span text:style-name="T12"> is “</text:span><text:span text:style-name="T10">mono-repository</text:span><text:span text:style-name="T12">”</text:span></text:p>
                <text:list>
                  <text:list-item>
                    <text:p><text:span text:style-name="T12">copy 3rd party dependencies into local repo</text:span></text:p>
                  </text:list-item>
                  <text:list-item>
                    <text:p><text:span text:style-name="T14">reproducible builds</text:span></text:p>
                  </text:list-item>
                </text:list>
              </text:list-item>
              <text:list-item>
                <text:p><text:span text:style-name="T15">upstream </text:span><text:span text:style-name="T16">(theirs)</text:span><text:span text:style-name="T15"> and local </text:span><text:span text:style-name="T16">(yours)</text:span><text:span text:style-name="T15"> may differ</text:span></text:p>
                <text:list>
                  <text:list-item>
                    <text:p><text:span text:style-name="T15">local bug fix may not be pulled</text:span></text:p>
                  </text:list-item>
                  <text:list-item>
                    <text:p><text:span text:style-name="T15">upstream may change anytim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: fix/changes in go packag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forking: requires <text:span text:style-name="T17">path rewriting</text:span></text:p>
                <text:list>
                  <text:list-item>
                    <text:p><text:span text:style-name="T4">before:</text:span><text:span text:style-name="T18"> github.com/</text:span><text:span text:style-name="T19">&lt;theirs&gt;</text:span><text:span text:style-name="T18">/package</text:span><text:span text:style-name="T18"><text:tab/></text:span></text:p>
                  </text:list-item>
                  <text:list-item>
                    <text:p><text:span text:style-name="T4">after:</text:span> <text:s text:c="4"/><text:span text:style-name="T18">github.com/</text:span><text:span text:style-name="T19">&lt;yours&gt;</text:span><text:span text:style-name="T18">/package</text:span><text:span text:style-name="T20"> 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: fix/changes in go packag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2">forking: requires path rewriting</text:span></text:p>
                <text:list>
                  <text:list-item>
                    <text:p><text:span text:style-name="T10">before:</text:span><text:span text:style-name="T21"> github.com/</text:span><text:span text:style-name="T22">&lt;theirs&gt;</text:span><text:span text:style-name="T21">/package</text:span><text:span text:style-name="T21"><text:tab/></text:span></text:p>
                  </text:list-item>
                  <text:list-item>
                    <text:p><text:span text:style-name="T10">after:</text:span><text:span text:style-name="T12"> <text:s text:c="4"/></text:span><text:span text:style-name="T21">github.com/</text:span><text:span text:style-name="T22">&lt;yours&gt;</text:span><text:span text:style-name="T21">/package</text:span></text:p>
                  </text:list-item>
                </text:list>
              </text:list-item>
              <text:list-item>
                <text:p>incompatible with Pull Request<text:span text:style-name="T20">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: fix/changes in go packag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2">forking: requires path rewriting</text:span></text:p>
                <text:list>
                  <text:list-item>
                    <text:p><text:span text:style-name="T10">before:</text:span><text:span text:style-name="T21"> github.com/</text:span><text:span text:style-name="T22">&lt;theirs&gt;</text:span><text:span text:style-name="T21">/package</text:span><text:span text:style-name="T21"><text:tab/></text:span></text:p>
                  </text:list-item>
                  <text:list-item>
                    <text:p><text:span text:style-name="T10">after:</text:span><text:span text:style-name="T12"> <text:s text:c="4"/></text:span><text:span text:style-name="T21">github.com/</text:span><text:span text:style-name="T22">&lt;yours&gt;</text:span><text:span text:style-name="T21">/package</text:span></text:p>
                  </text:list-item>
                </text:list>
              </text:list-item>
              <text:list-item>
                <text:p><text:span text:style-name="T12">incompatible with Pull Request</text:span></text:p>
              </text:list-item>
              <text:list-item>
                <text:p>instead:</text:p>
                <text:list>
                  <text:list-item>
                    <text:p>keep fix in <text:span text:style-name="T17">vendor/</text:span> directory</text:p>
                  </text:list-item>
                  <text:list-item>
                    <text:p><text:span text:style-name="T20">git remote add myne &lt;your repo URL&gt; 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3">Scope of</text:span><text:span text:style-name="T17"> Vendor Experiment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4">pkgA</text:span> depends on “<text:span text:style-name="T25">version 2</text:span>” of <text:span text:style-name="T26">pkgB</text:span></text:p>
                <text:list>
                  <text:list-item>
                    <text:p><text:span text:style-name="T12">i.e. “go get” will get wrong version</text:span></text:p>
                  </text:list-item>
                </text:list>
              </text:list-item>
              <text:list-item>
                <text:p>put <text:span text:style-name="T4">copy</text:span> of v2 <text:span text:style-name="T26">pkgB</text:span> inside <text:span text:style-name="T24">pkgA</text:span><text:span text:style-name="T23">/</text:span><text:span text:style-name="T24">vend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3">Scope of</text:span><text:span text:style-name="T17"> Vendor Experiment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6">pkgA</text:span> depends on “<text:span text:style-name="T27">version 2</text:span>” of <text:span text:style-name="T24">pkgB</text:span></text:p>
                <text:list>
                  <text:list-item>
                    <text:p><text:span text:style-name="T12">i.e. “go get” will get wrong version</text:span></text:p>
                  </text:list-item>
                </text:list>
              </text:list-item>
              <text:list-item>
                <text:p>put copy of v2 <text:span text:style-name="T24">pkgB</text:span> inside <text:span text:style-name="T26">pkgA/vendor</text:span></text:p>
              </text:list-item>
              <text:list-item>
                <text:p><text:span text:style-name="T23">export </text:span><text:span text:style-name="T28">GO15VENDOREXPERIMENT=1</text:span></text:p>
                <text:list>
                  <text:list-item>
                    <text:p><text:span text:style-name="T23">Go 1.6 sets it to 1 by default</text:span></text:p>
                  </text:list-item>
                  <text:list-item>
                    <text:p><text:span text:style-name="T23">Go 1.7 will ignore </text:span><text:span text:style-name="T29">GO15VENDOREXPERI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30">Example: main needs</text:span> <text:span text:style-name="T26">hello.v2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><text:span text:style-name="T31">$GOPATH/src/</text:span></text:p>
            <text:p><text:span text:style-name="T31">├── </text:span><text:span text:style-name="T32">my_main/</text:span></text:p>
            <text:p><text:span text:style-name="T31">│   └── </text:span><text:span text:style-name="T32">main.go</text:span></text:p>
            <text:p><text:span text:style-name="T31">└── </text:span><text:span text:style-name="T33">hello/</text:span></text:p>
            <text:p><text:span text:style-name="T31"><text:s text:c="4"/>└── </text:span><text:span text:style-name="T33">hello.</text:span><text:span text:style-name="T34">v5</text:span><text:span text:style-name="T33">.go</text:span><text:span text:style-name="T31"> </text:span></text:p>
            <text:p><text:span text:style-name="T31"/></text:p>
            <text:p><text:span text:style-name="T18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0">Example: main needs</text:span> <text:span text:style-name="T26">hello.v2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><text:span text:style-name="T31">$GOPATH/src/</text:span></text:p>
            <text:p><text:span text:style-name="T31">└── </text:span><text:span text:style-name="T35">my_main/</text:span></text:p>
            <text:p><text:span text:style-name="T31"><text:s text:c="4"/>├── </text:span><text:span text:style-name="T35">main.go</text:span></text:p>
            <text:p><text:span text:style-name="T31"><text:s text:c="4"/>└── </text:span><text:span text:style-name="T36">vendor/</text:span></text:p>
            <text:p><text:span text:style-name="T31"><text:s text:c="8"/>└── </text:span><text:span text:style-name="T33">hello/</text:span></text:p>
            <text:p><text:span text:style-name="T31"><text:s text:c="12"/>└── </text:span><text:span text:style-name="T33">hello.v2.go</text:span></text:p>
            <text:p><text:span text:style-name="T18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37">“</text:span><text:span text:style-name="T37">Vendor” Tool Suppo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odep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github.com/tools/godep <text:span text:style-name="T12">(kr)</text:span></text:p>
                <text:list>
                  <text:list-item>
                    <text:p><text:span text:style-name="T8">used by Paas buildpacks (Heroku, Appfog)</text:span></text:p>
                  </text:list-item>
                </text:list>
              </text:list-item>
              <text:list-item>
                <text:p><text:span text:style-name="T23">snapshots project dependencies</text:span></text:p>
                <text:list>
                  <text:list-item>
                    <text:p><text:span text:style-name="T23">writes a</text:span><text:span text:style-name="T38"> </text:span><text:span text:style-name="T6">Godeps JSON</text:span><text:span text:style-name="T17"> </text:span><text:span text:style-name="T23">for all dependencies</text:span></text:p>
                  </text:list-item>
                  <text:list-item>
                    <text:p><text:span text:style-name="T23">can store sources in </text:span><text:span text:style-name="T17">Godeps/_workspace</text:span></text:p>
                  </text:list-item>
                </text:list>
              </text:list-item>
              <text:list-item>
                <text:p><text:span text:style-name="T23">supports vendor/ experiment</text:span></text:p>
                <text:list>
                  <text:list-item>
                    <text:p><text:span text:style-name="T23">unless you already use a _work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vt: Go Vendoring Tool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reates &amp; populates vendor/ folder for you</text:p>
                <text:list>
                  <text:list-item>
                    <text:p>relies on GO15VENDOREXPERIMENT=1</text:p>
                  </text:list-item>
                </text:list>
              </text:list-item>
              <text:list-item>
                <text:p>use inside a package within $GOPATH:</text:p>
                <text:list>
                  <text:list-item>
                    <text:p>resolves &amp; fetches dependencies</text:p>
                  </text:list-item>
                  <text:list-item>
                    <text:p>writes a manifest JSON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vt Example</text:p>
          </draw:text-box>
        </draw:frame>
        <draw:frame presentation:style-name="pr7" draw:layer="layout" svg:width="27cm" svg:height="14.886cm" svg:x="0.8cm" svg:y="5.114cm" presentation:class="outline" presentation:user-transformed="true">
          <draw:text-box>
            <text:list text:style-name="L2">
              <text:list-item>
                <text:p text:style-name="P4"><text:span text:style-name="T39">src/readline</text:span><text:span text:style-name="T40"> depends on </text:span><text:span text:style-name="T41">github.com/peterh/liner</text:span></text:p>
              </text:list-item>
              <text:list-item>
                <text:p text:style-name="P4">Result:</text:p>
              </text:list-item>
            </text:list>
            <text:p text:style-name="P4"><text:span text:style-name="T42"><text:s text:c="2"/></text:span><text:span text:style-name="T42">$GOPATH/src/readline/ <text:s text:c="44"/>├── readline.go <text:s text:c="30"/>└── vendor</text:span><text:span text:style-name="T42"><text:line-break/></text:span><text:span text:style-name="T42"> <text:s text:c="25"/>├── github.com</text:span><text:span text:style-name="T42"><text:line-break/></text:span><text:span text:style-name="T42"> <text:s text:c="25"/>│ <text:s text:c="2"/>└── peterh</text:span><text:span text:style-name="T42"><text:line-break/></text:span><text:span text:style-name="T42"> <text:s text:c="25"/>│ <text:s text:c="6"/>└── liner</text:span><text:span text:style-name="T42"><text:line-break/></text:span><text:span text:style-name="T42"> <text:s text:c="25"/>└── manifest </text:span><text:span text:style-name="T43"><text:s text:c="7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vt Example</text:p>
          </draw:text-box>
        </draw:frame>
        <draw:frame presentation:style-name="pr7" draw:layer="layout" svg:width="27cm" svg:height="14.886cm" svg:x="0.8cm" svg:y="5.114cm" presentation:class="outline" presentation:user-transformed="true">
          <draw:text-box>
            <text:list text:style-name="L2">
              <text:list-item>
                <text:p text:style-name="P4"><text:span text:style-name="T39">src/readline</text:span><text:span text:style-name="T40"> depends on </text:span><text:span text:style-name="T41">github.com/peterh/liner</text:span></text:p>
              </text:list-item>
              <text:list-item>
                <text:p text:style-name="P4">Result:</text:p>
              </text:list-item>
            </text:list>
            <text:p text:style-name="P4"><text:span text:style-name="T42"><text:s text:c="2"/></text:span><text:span text:style-name="T42">$GOPATH/src/</text:span><text:span text:style-name="T44">readline</text:span><text:span text:style-name="T42">/ <text:s text:c="44"/>├── </text:span><text:span text:style-name="T44">readline.go</text:span><text:span text:style-name="T42"> <text:s text:c="30"/>└── </text:span><text:span text:style-name="T45">vendor</text:span><text:span text:style-name="T42"><text:line-break/></text:span><text:span text:style-name="T42"> <text:s text:c="25"/>├── </text:span><text:span text:style-name="T45">github.com</text:span><text:span text:style-name="T42"><text:line-break/></text:span><text:span text:style-name="T42"> <text:s text:c="25"/>│ <text:s text:c="2"/>└── </text:span><text:span text:style-name="T45">peterh</text:span><text:span text:style-name="T42"><text:line-break/></text:span><text:span text:style-name="T42"> <text:s text:c="25"/>│ <text:s text:c="6"/>└── </text:span><text:span text:style-name="T45">liner</text:span><text:span text:style-name="T42"><text:line-break/></text:span><text:span text:style-name="T42"> <text:s text:c="25"/>└── manifest </text:span><text:span text:style-name="T43"><text:s text:c="7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ovendor</text:p>
          </draw:text-box>
        </draw:frame>
        <draw:frame presentation:style-name="pr4" draw:layer="layout" svg:width="26.2cm" svg:height="15.086cm" svg:x="1.4cm" svg:y="4.914cm" presentation:class="outline" presentation:user-transformed="true">
          <draw:text-box>
            <text:list text:style-name="L2">
              <text:list-item>
                <text:p><text:span text:style-name="T17">github.com/kardianos/govendor</text:span></text:p>
                <text:list>
                  <text:list-item>
                    <text:p>similar to gvt</text:p>
                  </text:list-item>
                  <text:list-item>
                    <text:p>copies files into vendor/ folder</text:p>
                  </text:list-item>
                  <text:list-item>
                    <text:p>uses <text:s/>vendor/vendor.json</text:p>
                  </text:list-item>
                </text:list>
              </text:list-item>
            </text:list>
            <text:p><text:span text:style-name="T46">Example:</text:span><text:line-break/><text:span text:style-name="T47">$ govendor init</text:span><text:span text:style-name="T47"><text:line-break/></text:span><text:span text:style-name="T47">$ govendor add github.com/peterh/liner</text:span><text:span text:style-name="T47"><text:line-break/></text:span><text:span text:style-name="T47">$ tree</text:span><text:span text:style-name="T47"><text:line-break/></text:span><text:span text:style-name="T47"> <text:s/>├── readline.go</text:span></text:p>
            <text:p><text:span text:style-name="T47"><text:s text:c="2"/>└── </text:span><text:span text:style-name="T47">vendor</text:span><text:span text:style-name="T47"><text:line-break/></text:span><text:span text:style-name="T47"> <text:s text:c="5"/>├── github.com</text:span></text:p>
            <text:p><text:span text:style-name="T47"><text:s text:c="6"/>│   └── </text:span><text:span text:style-name="T47">peterh</text:span></text:p>
            <text:p><text:span text:style-name="T47"><text:s text:c="6"/>│   <text:s text:c="4"/>└── </text:span><text:span text:style-name="T47">liner </text:span></text:p>
            <text:p><text:span text:style-name="T47"><text:s text:c="6"/>│ <text:s text:c="10"/></text:span><text:span text:style-name="T47">...</text:span><text:span text:style-name="T47"><text:line-break/></text:span><text:span text:style-name="T47"> <text:s text:c="5"/>└── vendor.json</text:span></text:p>
            <text:p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ovendor</text:p>
          </draw:text-box>
        </draw:frame>
        <draw:frame presentation:style-name="pr4" draw:layer="layout" svg:width="26.2cm" svg:height="15.086cm" svg:x="1.4cm" svg:y="4.914cm" presentation:class="outline" presentation:user-transformed="true">
          <draw:text-box>
            <text:list text:style-name="L2">
              <text:list-item>
                <text:p><text:span text:style-name="T8">github.com/kardianos/govendor</text:span></text:p>
                <text:list>
                  <text:list-item>
                    <text:p><text:span text:style-name="T8">similar to gvt</text:span></text:p>
                  </text:list-item>
                  <text:list-item>
                    <text:p><text:span text:style-name="T8">copies files into vendor/ folder</text:span></text:p>
                  </text:list-item>
                  <text:list-item>
                    <text:p><text:span text:style-name="T8">uses <text:s/>vendor/vendor.json</text:span></text:p>
                  </text:list-item>
                </text:list>
              </text:list-item>
            </text:list>
            <text:p><text:span text:style-name="T46">Example:</text:span><text:line-break/><text:span text:style-name="T47">$ govendor init</text:span><text:span text:style-name="T47"><text:line-break/></text:span><text:span text:style-name="T47">$ govendor add github.com/peterh/liner</text:span><text:span text:style-name="T47"><text:line-break/></text:span><text:span text:style-name="T47">$ tree</text:span><text:span text:style-name="T47"><text:line-break/></text:span><text:span text:style-name="T47"> <text:s/>├── readline.go</text:span></text:p>
            <text:p><text:span text:style-name="T47"><text:s text:c="2"/>└── </text:span><text:span text:style-name="T48">vendor</text:span><text:span text:style-name="T47"><text:line-break/></text:span><text:span text:style-name="T47"> <text:s text:c="5"/>├── github.com</text:span></text:p>
            <text:p><text:span text:style-name="T47"><text:s text:c="6"/>│   └── </text:span><text:span text:style-name="T47">peterh</text:span></text:p>
            <text:p><text:span text:style-name="T47"><text:s text:c="6"/>│   <text:s text:c="4"/>└── </text:span><text:span text:style-name="T47">liner </text:span></text:p>
            <text:p><text:span text:style-name="T47"><text:s text:c="6"/>│ <text:s text:c="10"/></text:span><text:span text:style-name="T47">...</text:span><text:span text:style-name="T47"><text:line-break/></text:span><text:span text:style-name="T47"> <text:s text:c="5"/>└── </text:span><text:span text:style-name="T48">vendor.json</text:span></text:p>
            <text:p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b project tool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7">https://getgb.io/</text:span></text:p>
                <text:list>
                  <text:list-item>
                    <text:p>opinionated project/build tool</text:p>
                  </text:list-item>
                  <text:list-item>
                    <text:p>builds without $GOPATH and go commands</text:p>
                  </text:list-item>
                  <text:list-item>
                    <text:p>influenced thinking about vendoring</text:p>
                  </text:list-item>
                </text:list>
              </text:list-item>
              <text:list-item>
                <text:p>example:</text:p>
                <text:list>
                  <text:list-item>
                    <text:p><text:span text:style-name="T49">mkdir -p src/...</text:span></text:p>
                  </text:list-item>
                  <text:list-item>
                    <text:p><text:span text:style-name="T49">git clone ...</text:span></text:p>
                  </text:list-item>
                  <text:list-item>
                    <text:p><text:span text:style-name="T49">gb build all</text:span></text:p>
                  </text:list-item>
                </text:list>
              </text:list-item>
              <text:list-item>
                <text:p>supports vendoring via <text:span text:style-name="T49">gb-vend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ks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p><text:span text:style-name="T50"><text:a xlink:href="https://nathany.com/go-packages/">https://nathany.com/go-packages/</text:a></text:span><text:span text:style-name="T50"><text:line-break/></text:span><text:span text:style-name="T50"/></text:p>
            <text:p><text:span text:style-name="T50"><text:a xlink:href="https://golang.org/s/go15vendor">https://golang.org/s/go15vendor</text:a></text:span><text:line-break/></text:p>
            <text:p><text:span text:style-name="T50"><text:a xlink:href="https://github.com/golang/go/wiki/PackageManagementTools">https://github.com/golang/go/wiki/PackageManagementTools</text:a>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22T08:15:38</meta:creation-date>
    <dc:date>2016-02-22T15:31:47</dc:date>
    <meta:editing-duration>PT2H59M54S</meta:editing-duration>
    <meta:editing-cycles>9</meta:editing-cycles>
    <meta:generator>LibreOffice/3.5$Linux_X86_64 LibreOffice_project/350m1$Build-2</meta:generator>
    <meta:document-statistic meta:object-count="95"/>
  </office:meta>
</office:document-meta>
</file>